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hdphoto1.wdp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4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9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 style:parent-style-name="Graphics">
      <style:graphic-properties draw:fill="none" fo:clip="rect(0in, 0in, 0in, 0in)" draw:stroke="non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 style:parent-style-name="Graphics">
      <style:graphic-properties draw:fill="none" fo:clip="rect(0in, 0in, 0in, 0in)" draw:stroke="non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1.37582in" svg:y="0.65352in" svg:width="10.58168in" svg:height="5.83606in" draw:id="id63" draw:style-name="a383" draw:name="Rectangle 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37583in" svg:y1="1.10446in" svg:x2="9.76835in" svg:y2="1.10446in" draw:id="id64" draw:style-name="a384" draw:name="Straight Connector 5">
          <svg:title/>
          <svg:desc/>
        </draw:connector>
        <draw:custom-shape svg:x="1.37583in" svg:y="0.65352in" svg:width="10.58168in" svg:height="0.45093in" draw:id="id65" draw:style-name="a387" draw:name="Rectangle 9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391" draw:name="TextBox 10" svg:x="1.37583in" svg:y="0.65352in" svg:width="2.20249in" svg:height="0.40391in">
          <draw:text-box>
            <text:p text:style-name="a390" text:class-names="" text:cond-style-name=""><text:span text:style-name="a388" text:class-names="">Company name</text:span><text:span text:style-name="a389" text:class-names=""/></text:p>
          </draw:text-box>
          <svg:title/>
          <svg:desc/>
        </draw:frame>
        <draw:frame draw:id="id67" draw:style-name="a392" draw:name="Picture 2" svg:x="10.92988in" svg:y="0.62244in" svg:width="1.02763in" svg:height="0.46607in" style:rel-width="scale" style:rel-height="scale">
          <draw:image xlink:href="media/image1.png" xlink:type="simple" xlink:show="embed" xlink:actuate="onLoad"/>
          <svg:title/>
          <svg:desc>Close Minimize Maximize Vector Free | AI, SVG and EPS</svg:desc>
        </draw:frame>
        <draw:custom-shape svg:x="1.37583in" svg:y="1.1109in" svg:width="10.58168in" svg:height="0.93721in" draw:id="id68" draw:style-name="a398" draw:name="Rectangle 11">
          <svg:title/>
          <svg:desc/>
          <text:p text:style-name="a397" text:class-names="" text:cond-style-name=""><text:span text:style-name="a393" text:class-names="">Page</text:span><text:span text:style-name="a394" text:class-names=""><text:s text:c="1"/></text:span><text:span text:style-name="a395" text:class-names="">information</text:span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7209in" svg:y="2.33883in" svg:width="3.44792in" svg:height="0.39034in" draw:id="id69" draw:style-name="a402" draw:name="Rectangle 12">
          <svg:title/>
          <svg:desc/>
          <text:p text:style-name="a401" text:class-names="" text:cond-style-name=""><text:span text:style-name="a399" text:class-names="">Entry box</text:span><text:span text:style-name="a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7208in" svg:y="2.91915in" svg:width="3.44792in" svg:height="0.39034in" draw:id="id70" draw:style-name="a405" draw:name="Rectangle 14">
          <svg:title/>
          <svg:desc/>
          <text:p text:style-name="a404" text:class-names="" text:cond-style-name=""><text:span text:style-name="a403" text:class-names="">Entry box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7208in" svg:y="3.49947in" svg:width="3.44792in" svg:height="0.39034in" draw:id="id71" draw:style-name="a408" draw:name="Rectangle 15">
          <svg:title/>
          <svg:desc/>
          <text:p text:style-name="a407" text:class-names="" text:cond-style-name=""><text:span text:style-name="a406" text:class-names="">Entry box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7208in" svg:y="4.76864in" svg:width="3.44792in" svg:height="0.39034in" draw:id="id72" draw:style-name="a411" draw:name="Rectangle 16">
          <svg:title/>
          <svg:desc/>
          <text:p text:style-name="a410" text:class-names="" text:cond-style-name=""><text:span text:style-name="a409" text:class-names="">Entry box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7208in" svg:y="4.08112in" svg:width="3.44792in" svg:height="0.39034in" draw:id="id73" draw:style-name="a414" draw:name="Rectangle 17">
          <svg:title/>
          <svg:desc/>
          <text:p text:style-name="a413" text:class-names="" text:cond-style-name=""><text:span text:style-name="a412" text:class-names="">Entry box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418" draw:name="TextBox 13" svg:x="2.44331in" svg:y="2.33883in" svg:width="2.27in" svg:height="0.40391in">
          <draw:text-box>
            <text:p text:style-name="a417" text:class-names="" text:cond-style-name=""><text:span text:style-name="a415" text:class-names="">Label:</text:span><text:span text:style-name="a416" text:class-names=""/></text:p>
          </draw:text-box>
          <svg:title/>
          <svg:desc/>
        </draw:frame>
        <draw:frame draw:id="id75" draw:style-name="a422" draw:name="TextBox 21" svg:x="2.44331in" svg:y="2.94196in" svg:width="2.27in" svg:height="0.40391in">
          <draw:text-box>
            <text:p text:style-name="a421" text:class-names="" text:cond-style-name=""><text:span text:style-name="a419" text:class-names="">Label:</text:span><text:span text:style-name="a420" text:class-names=""/></text:p>
          </draw:text-box>
          <svg:title/>
          <svg:desc/>
        </draw:frame>
        <draw:frame draw:id="id76" draw:style-name="a426" draw:name="TextBox 22" svg:x="2.44331in" svg:y="3.49269in" svg:width="2.27in" svg:height="0.40391in">
          <draw:text-box>
            <text:p text:style-name="a425" text:class-names="" text:cond-style-name=""><text:span text:style-name="a423" text:class-names="">Label:</text:span><text:span text:style-name="a424" text:class-names=""/></text:p>
          </draw:text-box>
          <svg:title/>
          <svg:desc/>
        </draw:frame>
        <draw:frame draw:id="id77" draw:style-name="a430" draw:name="TextBox 23" svg:x="2.47707in" svg:y="4.08112in" svg:width="2.27in" svg:height="0.40391in">
          <draw:text-box>
            <text:p text:style-name="a429" text:class-names="" text:cond-style-name=""><text:span text:style-name="a427" text:class-names="">Label</text:span><text:span text:style-name="a428" text:class-names=""/></text:p>
          </draw:text-box>
          <svg:title/>
          <svg:desc/>
        </draw:frame>
        <draw:frame draw:id="id78" draw:style-name="a434" draw:name="TextBox 24" svg:x="2.47707in" svg:y="4.75507in" svg:width="2.27in" svg:height="0.40391in">
          <draw:text-box>
            <text:p text:style-name="a433" text:class-names="" text:cond-style-name=""><text:span text:style-name="a431" text:class-names="">Label</text:span><text:span text:style-name="a432" text:class-names=""/></text:p>
          </draw:text-box>
          <svg:title/>
          <svg:desc/>
        </draw:frame>
        <draw:frame draw:id="id79" draw:style-name="a440" draw:name="TextBox 25" svg:x="9.45373in" svg:y="2.33883in" svg:width="2.27in" svg:height="0.40391in">
          <draw:text-box>
            <text:p text:style-name="a439" text:class-names="" text:cond-style-name=""><text:span text:style-name="a435" text:class-names="">Error</text:span><text:span text:style-name="a436" text:class-names=""><text:s text:c="1"/></text:span><text:span text:style-name="a437" text:class-names="">message</text:span><text:span text:style-name="a438" text:class-names=""/></text:p>
          </draw:text-box>
          <svg:title/>
          <svg:desc/>
        </draw:frame>
        <draw:frame draw:id="id80" draw:style-name="a446" draw:name="TextBox 26" svg:x="9.45373in" svg:y="2.94196in" svg:width="2.27in" svg:height="0.40391in">
          <draw:text-box>
            <text:p text:style-name="a445" text:class-names="" text:cond-style-name=""><text:span text:style-name="a441" text:class-names="">Error</text:span><text:span text:style-name="a442" text:class-names=""><text:s text:c="1"/></text:span><text:span text:style-name="a443" text:class-names="">message</text:span><text:span text:style-name="a444" text:class-names=""/></text:p>
          </draw:text-box>
          <svg:title/>
          <svg:desc/>
        </draw:frame>
        <draw:frame draw:id="id81" draw:style-name="a452" draw:name="TextBox 27" svg:x="9.45373in" svg:y="3.4859in" svg:width="2.27in" svg:height="0.40391in">
          <draw:text-box>
            <text:p text:style-name="a451" text:class-names="" text:cond-style-name=""><text:span text:style-name="a447" text:class-names="">Error</text:span><text:span text:style-name="a448" text:class-names=""><text:s text:c="1"/></text:span><text:span text:style-name="a449" text:class-names="">message</text:span><text:span text:style-name="a450" text:class-names=""/></text:p>
          </draw:text-box>
          <svg:title/>
          <svg:desc/>
        </draw:frame>
        <draw:frame draw:id="id82" draw:style-name="a458" draw:name="TextBox 28" svg:x="9.45373in" svg:y="4.08112in" svg:width="2.27in" svg:height="0.40391in">
          <draw:text-box>
            <text:p text:style-name="a457" text:class-names="" text:cond-style-name=""><text:span text:style-name="a453" text:class-names="">Error</text:span><text:span text:style-name="a454" text:class-names=""><text:s text:c="1"/></text:span><text:span text:style-name="a455" text:class-names="">message</text:span><text:span text:style-name="a456" text:class-names=""/></text:p>
          </draw:text-box>
          <svg:title/>
          <svg:desc/>
        </draw:frame>
        <draw:frame draw:id="id83" draw:style-name="a464" draw:name="TextBox 29" svg:x="9.45373in" svg:y="4.76864in" svg:width="2.27in" svg:height="0.40391in">
          <draw:text-box>
            <text:p text:style-name="a463" text:class-names="" text:cond-style-name=""><text:span text:style-name="a459" text:class-names="">Error</text:span><text:span text:style-name="a460" text:class-names=""><text:s text:c="1"/></text:span><text:span text:style-name="a461" text:class-names="">message</text:span><text:span text:style-name="a462" text:class-names=""/></text:p>
          </draw:text-box>
          <svg:title/>
          <svg:desc/>
        </draw:frame>
        <draw:frame draw:id="id84" draw:style-name="a470" draw:name="TextBox 30" svg:x="6.16104in" svg:y="5.62233in" svg:width="2.27in" svg:height="0.40391in">
          <draw:text-box>
            <text:p text:style-name="a469" text:class-names="" text:cond-style-name=""><text:span text:style-name="a465" text:class-names="">Error</text:span><text:span text:style-name="a466" text:class-names=""><text:s text:c="1"/></text:span><text:span text:style-name="a467" text:class-names="">message</text:span><text:span text:style-name="a468" text:class-names=""/></text:p>
          </draw:text-box>
          <svg:title/>
          <svg:desc/>
        </draw:frame>
        <draw:custom-shape svg:x="2.98177in" svg:y="5.62233in" svg:width="1.2606in" svg:height="0.39034in" draw:id="id85" draw:style-name="a474" draw:name="Rectangle 31">
          <svg:title/>
          <svg:desc/>
          <text:p text:style-name="a473" text:class-names="" text:cond-style-name=""><text:span text:style-name="a471" text:class-names="">Button</text:span><text:span text:style-name="a4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475" draw:master-page-name="Master1-Layout2-obj-Title-and-Content" presentation:presentation-page-layout-name="Master1-PPL2" draw:id="Slide-257">
        <draw:custom-shape svg:x="1.37582in" svg:y="0.65352in" svg:width="10.58168in" svg:height="5.83606in" draw:id="id86" draw:style-name="a478" draw:name="Rectangle 3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37583in" svg:y1="1.10446in" svg:x2="9.76835in" svg:y2="1.10446in" draw:id="id87" draw:style-name="a479" draw:name="Straight Connector 4">
          <svg:title/>
          <svg:desc/>
        </draw:connector>
        <draw:custom-shape svg:x="1.37583in" svg:y="0.65352in" svg:width="10.58168in" svg:height="0.45093in" draw:id="id88" draw:style-name="a482" draw:name="Rectangle 5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486" draw:name="TextBox 6" svg:x="1.37583in" svg:y="0.65352in" svg:width="2.20249in" svg:height="0.40391in">
          <draw:text-box>
            <text:p text:style-name="a485" text:class-names="" text:cond-style-name=""><text:span text:style-name="a483" text:class-names="">Company name</text:span><text:span text:style-name="a484" text:class-names=""/></text:p>
          </draw:text-box>
          <svg:title/>
          <svg:desc/>
        </draw:frame>
        <draw:frame draw:id="id90" draw:style-name="a487" draw:name="Picture 2" svg:x="10.92988in" svg:y="0.62244in" svg:width="1.02763in" svg:height="0.46607in" style:rel-width="scale" style:rel-height="scale">
          <draw:image xlink:href="media/image1.png" xlink:type="simple" xlink:show="embed" xlink:actuate="onLoad"/>
          <svg:title/>
          <svg:desc>Close Minimize Maximize Vector Free | AI, SVG and EPS</svg:desc>
        </draw:frame>
        <draw:frame draw:id="id91" draw:style-name="a491" draw:name="TextBox 27" svg:x="6.08184in" svg:y="3.25179in" svg:width="1.16965in" svg:height="0.63952in">
          <draw:text-box>
            <text:p text:style-name="a490" text:class-names="" text:cond-style-name=""><text:span text:style-name="a488" text:class-names="">Label</text:span><text:span text:style-name="a489" text:class-names=""/></text:p>
          </draw:text-box>
          <svg:title/>
          <svg:desc/>
        </draw:frame>
        <draw:custom-shape svg:x="1.86016in" svg:y="1.29166in" svg:width="2.84375in" svg:height="2.08333in" draw:id="id92" draw:style-name="a496" draw:name="Rectangle 28">
          <svg:title/>
          <svg:desc/>
          <text:p text:style-name="a495" text:class-names="" text:cond-style-name=""><text:span text:style-name="a492" text:class-names="">Imag</text:span><text:span text:style-name="a493" text:class-names="">e</text:span><text:span text:style-name="a4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2942in" svg:y="1.29166in" svg:width="2.84375in" svg:height="2.08333in" draw:id="id93" draw:style-name="a501" draw:name="Rectangle 30">
          <svg:title/>
          <svg:desc/>
          <text:p text:style-name="a500" text:class-names="" text:cond-style-name=""><text:span text:style-name="a497" text:class-names="">Imag</text:span><text:span text:style-name="a498" text:class-names="">e</text:span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2942in" svg:y="4.03303in" svg:width="2.84375in" svg:height="2.08333in" draw:id="id94" draw:style-name="a506" draw:name="Rectangle 31">
          <svg:title/>
          <svg:desc/>
          <text:p text:style-name="a505" text:class-names="" text:cond-style-name=""><text:span text:style-name="a502" text:class-names="">Imag</text:span><text:span text:style-name="a503" text:class-names="">e</text:span><text:span text:style-name="a5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6016in" svg:y="4.03304in" svg:width="2.84375in" svg:height="2.08333in" draw:id="id95" draw:style-name="a511" draw:name="Rectangle 33">
          <svg:title/>
          <svg:desc/>
          <text:p text:style-name="a510" text:class-names="" text:cond-style-name=""><text:span text:style-name="a507" text:class-names="">Imag</text:span><text:span text:style-name="a508" text:class-names="">e</text:span><text:span text:style-name="a5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Zain Ali</meta:initial-creator>
    <dc:creator>Zain Ali</dc:creator>
    <meta:creation-date>2022-01-25T17:48:53Z</meta:creation-date>
    <dc:date>2022-01-25T18:46:32Z</dc:date>
    <meta:editing-cycles>1</meta:editing-cycles>
    <meta:editing-duration>PT3458S</meta:editing-duration>
    <meta:document-statistic meta:paragraph-count="25" meta:word-count="42"/>
  </office:meta>
</office:document-meta>
</file>